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none" draw:textarea-horizontal-align="left" draw:textarea-vertical-align="top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end="Arrow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end="Arrow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8" draw:layer="layout" svg:width="3.175cm" svg:height="1.905cm" svg:x="2.905cm" svg:y="6.08cm">
          <text:p text:style-name="P1">fill plane<text:line-break/>points</text:p>
        </draw:rect>
        <draw:rect draw:style-name="gr2" draw:text-style-name="P1" draw:id="id4" draw:layer="layout" svg:width="9.525cm" svg:height="8.255cm" svg:x="20.685cm" svg:y="2.905cm">
          <text:p text:style-name="P1">for each voxel</text:p>
        </draw:rect>
        <draw:connector draw:style-name="gr3" draw:text-style-name="P1" draw:layer="layout" draw:type="line" svg:x1="10.207cm" svg:y1="4.81cm" svg:x2="10.207cm" svg:y2="6.08cm" draw:start-shape="id1" draw:start-glue-point="2" draw:end-shape="id2" draw:end-glue-point="0" svg:d="m10207 4810v1270">
          <text:p/>
        </draw:connector>
        <draw:connector draw:style-name="gr3" draw:text-style-name="P1" draw:layer="layout" draw:type="line" svg:x1="25.411cm" svg:y1="13.065cm" svg:x2="25.447cm" svg:y2="11.16cm" draw:start-shape="id3" draw:start-glue-point="0" draw:end-shape="id4" draw:end-glue-point="2" svg:d="m25411 13065 36-1905">
          <text:p/>
        </draw:connector>
        <draw:connector draw:style-name="gr3" draw:text-style-name="P1" draw:layer="layout" draw:type="line" svg:x1="28.305cm" svg:y1="12.747cm" svg:x2="25.447cm" svg:y2="11.16cm" draw:start-shape="id5" draw:start-glue-point="3" draw:end-shape="id4" draw:end-glue-point="2" svg:d="m28305 12747-2858-1587">
          <text:p/>
        </draw:connector>
        <draw:connector draw:style-name="gr3" draw:text-style-name="P1" draw:layer="layout" draw:type="line" svg:x1="30.21cm" svg:y1="7.032cm" svg:x2="31.48cm" svg:y2="7.032cm" draw:start-shape="id4" draw:start-glue-point="1" draw:end-shape="id6" draw:end-glue-point="3" svg:d="m30210 7032h1270">
          <text:p/>
        </draw:connector>
        <draw:rect draw:style-name="gr4" draw:text-style-name="P1" draw:id="id1" draw:layer="layout" svg:width="3.175cm" svg:height="1.905cm" svg:x="8.62cm" svg:y="2.905cm">
          <text:p text:style-name="P1">tracking<text:line-break/>data</text:p>
        </draw:rect>
        <draw:rect draw:style-name="gr4" draw:text-style-name="P1" draw:id="id5" draw:layer="layout" svg:width="2.54cm" svg:height="0.635cm" svg:x="28.305cm" svg:y="12.43cm">
          <text:p text:style-name="P1">bscans</text:p>
        </draw:rect>
        <draw:rect draw:style-name="gr4" draw:text-style-name="P1" draw:id="id3" draw:layer="layout" svg:width="2.54cm" svg:height="0.635cm" svg:x="24.141cm" svg:y="13.065cm">
          <text:p text:style-name="P1">mask</text:p>
        </draw:rect>
        <draw:rect draw:style-name="gr4" draw:text-style-name="P1" draw:id="id6" draw:layer="layout" svg:width="2.54cm" svg:height="1.905cm" svg:x="31.48cm" svg:y="6.08cm">
          <text:p text:style-name="P1">volume</text:p>
        </draw:rect>
        <draw:rect draw:style-name="gr1" draw:text-style-name="P1" draw:id="id2" draw:layer="layout" svg:width="3.175cm" svg:height="1.905cm" svg:x="8.62cm" svg:y="6.08cm">
          <text:p text:style-name="P1">transform</text:p>
        </draw:rect>
        <draw:rect draw:style-name="gr1" draw:text-style-name="P1" draw:id="id7" draw:layer="layout" svg:width="3.175cm" svg:height="1.905cm" svg:x="14.335cm" svg:y="6.08cm">
          <text:p text:style-name="P1">fill plane<text:line-break/>equations</text:p>
        </draw:rect>
        <draw:rect draw:style-name="gr1" draw:text-style-name="P1" draw:id="id9" draw:layer="layout" svg:width="3.175cm" svg:height="1.905cm" svg:x="21.32cm" svg:y="4.175cm">
          <text:p text:style-name="P1">calculate<text:line-break/>distances</text:p>
        </draw:rect>
        <draw:rect draw:style-name="gr1" draw:text-style-name="P1" draw:id="id10" draw:layer="layout" svg:width="4.048cm" svg:height="1.905cm" svg:x="25.765cm" svg:y="4.175cm">
          <text:p text:style-name="P1">orthogonal<text:line-break/>projection</text:p>
        </draw:rect>
        <draw:rect draw:style-name="gr1" draw:text-style-name="P1" draw:id="id11" draw:layer="layout" svg:width="3.175cm" svg:height="2.54cm" svg:x="21.32cm" svg:y="7.985cm">
          <text:p text:style-name="P1">calculate<text:line-break/>2D pixel <text:line-break/>indeces</text:p>
        </draw:rect>
        <draw:rect draw:style-name="gr1" draw:text-style-name="P1" draw:id="id12" draw:layer="layout" svg:width="4.071cm" svg:height="2.54cm" svg:x="25.765cm" svg:y="7.985cm">
          <text:p text:style-name="P1">fill voxel w/</text:p>
          <text:p text:style-name="P1">compounding</text:p>
        </draw:rect>
        <draw:connector draw:style-name="gr5" draw:text-style-name="P1" draw:layer="layout" draw:type="line" svg:x1="11.795cm" svg:y1="7.032cm" svg:x2="14.335cm" svg:y2="7.032cm" draw:start-shape="id2" draw:start-glue-point="1" draw:end-shape="id7" draw:end-glue-point="3" svg:d="m11795 7032h2540">
          <text:p text:style-name="P1"><text:line-break/><text:line-break/>plane<text:line-break/>points</text:p>
        </draw:connector>
        <draw:connector draw:style-name="gr5" draw:text-style-name="P1" draw:layer="layout" draw:type="line" svg:x1="6.08cm" svg:y1="7.032cm" svg:x2="8.62cm" svg:y2="7.032cm" draw:start-shape="id8" draw:start-glue-point="1" draw:end-shape="id2" draw:end-glue-point="3" svg:d="m6080 7032h2540">
          <text:p text:style-name="P1"><text:line-break/><text:line-break/>plane <text:line-break/>points</text:p>
        </draw:connector>
        <draw:connector draw:style-name="gr3" draw:text-style-name="P1" draw:layer="layout" draw:type="line" svg:x1="24.495cm" svg:y1="5.127cm" svg:x2="25.765cm" svg:y2="5.127cm" draw:start-shape="id9" draw:start-glue-point="1" draw:end-shape="id10" draw:end-glue-point="3" svg:d="m24495 5127h1270">
          <text:p/>
        </draw:connector>
        <draw:connector draw:style-name="gr3" draw:text-style-name="P1" draw:layer="layout" draw:type="line" svg:x1="24.495cm" svg:y1="9.255cm" svg:x2="25.765cm" svg:y2="9.255cm" draw:start-shape="id11" draw:end-shape="id12" draw:end-glue-point="3" svg:d="m24495 9255h1270">
          <text:p/>
        </draw:connector>
        <draw:connector draw:style-name="gr3" draw:text-style-name="P1" draw:layer="layout" draw:type="curve" svg:x1="27.789cm" svg:y1="6.08cm" svg:x2="22.907cm" svg:y2="7.985cm" draw:start-shape="id10" draw:start-glue-point="2" draw:end-shape="id11" draw:end-glue-point="0" svg:d="m27789 6080c0 1429-4882 477-4882 1905">
          <text:p/>
        </draw:connector>
        <draw:connector draw:style-name="gr5" draw:text-style-name="P1" draw:layer="layout" draw:type="line" svg:x1="17.51cm" svg:y1="7.032cm" svg:x2="20.685cm" svg:y2="7.032cm" draw:start-shape="id7" draw:start-glue-point="1" svg:d="m17510 7032h3175">
          <text:p text:style-name="P1"><text:line-break/><text:line-break/>plane<text:line-break/>equations</text:p>
        </draw:connector>
        <draw:connector draw:style-name="gr3" draw:text-style-name="P1" draw:layer="layout" draw:type="curve" svg:x1="4.492cm" svg:y1="7.985cm" svg:x2="25.447cm" svg:y2="11.16cm" draw:start-shape="id8" draw:start-glue-point="2" draw:end-shape="id4" draw:end-glue-point="2" svg:d="m4492 7985c0 5551 20955 3964 20955 31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06T14:45:59.83</meta:creation-date>
    <dc:date>2010-06-14T03:39:16.85</dc:date>
    <meta:editing-duration>PT00H35M16S</meta:editing-duration>
    <meta:editing-cycles>4</meta:editing-cycles>
    <meta:generator>OpenOffice.org/3.2$Win32 OpenOffice.org_project/320m12$Build-9483</meta:generator>
    <meta:document-statistic meta:object-count="23"/>
  </office:meta>
</office:document-meta>
</file>